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90119b" officeooo:paragraph-rsid="000040d5"/>
    </style:style>
    <style:style style:name="P2" style:family="paragraph" style:parent-style-name="Text_20_body">
      <style:text-properties officeooo:paragraph-rsid="000040d5"/>
    </style:style>
    <style:style style:name="T1" style:family="text">
      <style:text-properties officeooo:rsid="00956c78"/>
    </style:style>
    <style:style style:name="T2" style:family="text">
      <style:text-properties fo:font-weight="bold" officeooo:rsid="00956c78" style:font-weight-asian="bold" style:font-weight-complex="bold"/>
    </style:style>
    <style:style style:name="T3" style:family="text">
      <style:text-properties fo:font-weight="normal" officeooo:rsid="00956c7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oScope / DoScopeRooms</text:h>
      <text:p text:style-name="P2"><text:tab/><text:span text:style-name="T1">Personally, as an author, I like to write the initial objects for a game often without descriptions, getting back to that task after having taken care of some of the basic mechanics. <text:s/>The downside to this is that I sometimes lose track of my own code and miss objects that still need descriptions. <text:s/>I created these debugging verbs as a way to remind the author what the player can see from any given room. <text:s/>Typing &gt;</text:span><text:span text:style-name="T2">SCOPE</text:span><text:span text:style-name="T1"> will list all of the objects within scope in the current location, while &gt;</text:span><text:span text:style-name="T2">SCOPE ROOMS</text:span><text:span text:style-name="T1"> will list everything currently in scope in every room of the game.</text:span></text:p>
      <text:h text:style-name="P1" text:outline-level="2"><text:bookmark-start text:name="__RefHeading___Toc4670_199750808"/>DoVerbTest<text:bookmark-end text:name="__RefHeading___Toc4670_199750808"/></text:h>
      <text:p text:style-name="P2"><text:tab/><text:span text:style-name="T1">Another feature I borrowed from Inform 7 development (specifically, an extension by Juhana Leinonen), the &gt;</text:span><text:span text:style-name="T2">VERBTEST</text:span><text:span text:style-name="T1"> command shows the response given when any standard library verb is applied to an object. <text:s/>It’s surprisingly easy to forget to supply an answer to things like eating a food item. <text:s/>To use it, just type &gt;</text:span><text:span text:style-name="T2">VERBTEST &lt;object name&gt;</text:span>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/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23T00:27:35.681000000</dc:date>
    <meta:editing-duration>PT1M</meta:editing-duration>
    <meta:editing-cycles>1</meta:editing-cycles>
    <meta:document-statistic meta:table-count="0" meta:image-count="0" meta:object-count="0" meta:page-count="1" meta:paragraph-count="4" meta:word-count="162" meta:character-count="947" meta:non-whitespace-character-count="782"/>
  </office:meta>
</office:document-meta>
</file>